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122818" fo:background-color="transparent" style:font-size-asian="14pt" style:font-size-complex="14pt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122818" fo:background-color="transparent" style:font-size-asian="14pt" style:font-size-complex="14pt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1eef8" officeooo:paragraph-rsid="00122818" fo:background-color="transparent" style:font-size-asian="14pt" style:font-size-complex="14pt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42697" officeooo:paragraph-rsid="00122818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officeooo:rsid="00107d9a" officeooo:paragraph-rsid="00122818" fo:background-color="#e8a202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1eef8" officeooo:paragraph-rsid="00122818" fo:background-color="#e8a202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122818" fo:background-color="#e8a202" style:font-size-asian="14pt" style:font-size-complex="14pt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122818" fo:background-color="#e8a202" style:font-size-asian="14pt" style:font-size-complex="14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42697" officeooo:paragraph-rsid="00122818" fo:background-color="#e8a202" style:font-size-asian="14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122818" fo:background-color="#ffff00" style:font-size-asian="14pt" style:font-size-complex="14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122e1e" officeooo:paragraph-rsid="00122818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122e1e" officeooo:paragraph-rsid="00122818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Serif" fo:font-size="16pt" fo:font-weight="bold" officeooo:rsid="00107d9a" officeooo:paragraph-rsid="00122818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" officeooo:rsid="00107d9a" officeooo:paragraph-rsid="00122818"/>
    </style:style>
    <style:style style:name="P15" style:family="paragraph" style:parent-style-name="Standard">
      <style:text-properties style:font-name="Liberation Serif" fo:font-size="14pt" fo:font-weight="bold" officeooo:rsid="00107d9a" officeooo:paragraph-rsid="0012281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fo:font-weight="bold" officeooo:rsid="00107d9a" officeooo:paragraph-rsid="00122818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fo:font-weight="bold" officeooo:rsid="0011eef8" officeooo:paragraph-rsid="00122818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4pt" officeooo:rsid="00107d9a" officeooo:paragraph-rsid="00122818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107d9a" officeooo:paragraph-rsid="00122818" fo:background-color="transparent" style:font-size-asian="14pt" style:font-size-complex="14pt"/>
    </style:style>
    <style:style style:name="P20" style:family="paragraph" style:parent-style-name="Standard">
      <style:text-properties style:font-name="Liberation Serif" fo:font-size="14pt" officeooo:rsid="0011eef8" officeooo:paragraph-rsid="00122818" fo:background-color="transparent" style:font-size-asian="14pt" style:font-size-complex="14pt"/>
    </style:style>
    <style:style style:name="P21" style:family="paragraph" style:parent-style-name="Standard">
      <style:text-properties style:font-name="Liberation Serif" fo:font-size="14pt" officeooo:rsid="00107d9a" officeooo:paragraph-rsid="00122818" fo:background-color="#e8a202" style:font-size-asian="14pt" style:font-size-complex="14pt"/>
    </style:style>
    <style:style style:name="P22" style:family="paragraph" style:parent-style-name="Standard">
      <style:text-properties style:font-name="Liberation Serif" fo:font-size="14pt" officeooo:rsid="0011eef8" officeooo:paragraph-rsid="00122818" fo:background-color="#e8a202" style:font-size-asian="14pt" style:font-size-complex="14pt"/>
    </style:style>
    <style:style style:name="P23" style:family="paragraph" style:parent-style-name="Standard">
      <style:text-properties style:font-name="Liberation Serif" fo:font-size="14pt" fo:font-weight="normal" officeooo:rsid="00107d9a" officeooo:paragraph-rsid="00122818" fo:background-color="#e8a202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officeooo:rsid="00107d9a" officeooo:paragraph-rsid="00122818" fo:background-color="#e8a202"/>
    </style:style>
    <style:style style:name="P25" style:family="paragraph" style:parent-style-name="Standard">
      <style:text-properties style:font-name="Liberation Serif" officeooo:paragraph-rsid="00122818" fo:background-color="#e8a202"/>
    </style:style>
    <style:style style:name="P26" style:family="paragraph" style:parent-style-name="Standard">
      <style:text-properties style:font-name="Liberation Serif" officeooo:rsid="0011eef8" officeooo:paragraph-rsid="00122818"/>
    </style:style>
    <style:style style:name="P27" style:family="paragraph" style:parent-style-name="Standard">
      <style:text-properties style:font-name="Liberation Serif" fo:font-weight="bold" officeooo:rsid="0011eef8" officeooo:paragraph-rsid="001228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e8a202" loext:char-shading-value="0"/>
    </style:style>
    <style:style style:name="T3" style:family="text">
      <style:text-properties fo:font-variant="normal" fo:text-transform="none" fo:color="#242424" loext:opacity="100%" fo:letter-spacing="normal" fo:font-style="normal" fo:font-weight="normal"/>
    </style:style>
    <style:style style:name="T4" style:family="text">
      <style:text-properties fo:font-variant="normal" fo:text-transform="none" fo:font-size="14pt" fo:letter-spacing="normal" fo:font-style="normal" officeooo:rsid="000ff8af" style:font-size-asian="14pt" style:font-size-complex="14pt"/>
    </style:style>
    <style:style style:name="T5" style:family="text">
      <style:text-properties fo:font-variant="normal" fo:text-transform="none" fo:font-size="14pt" fo:letter-spacing="normal" fo:font-style="normal" officeooo:rsid="00152b6d" style:font-size-asian="14pt" style:font-size-complex="14pt"/>
    </style:style>
    <style:style style:name="T6" style:family="text">
      <style:text-properties fo:font-variant="normal" fo:text-transform="none" fo:font-size="14pt" fo:letter-spacing="normal" fo:font-style="normal" officeooo:rsid="0016a5f2" style:font-size-asian="14pt" style:font-size-complex="14pt"/>
    </style:style>
    <style:style style:name="T7" style:family="text">
      <style:text-properties fo:font-variant="normal" fo:text-transform="none" fo:font-size="14pt" fo:letter-spacing="normal" fo:font-style="normal" officeooo:rsid="00173e83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background-color="transparent" loext:char-shading-value="0" style:font-size-asian="14pt" style:font-size-complex="14pt"/>
    </style:style>
    <style:style style:name="T10" style:family="text">
      <style:text-properties fo:font-size="14pt" officeooo:rsid="0011eef8" fo:background-color="transparent" loext:char-shading-value="0" style:font-size-asian="14pt" style:font-size-complex="14pt"/>
    </style:style>
    <style:style style:name="T11" style:family="text">
      <style:text-properties fo:font-size="14pt" officeooo:rsid="00122e1e" fo:background-color="transparent" loext:char-shading-value="0" style:font-size-asian="14pt" style:font-size-complex="14pt"/>
    </style:style>
    <style:style style:name="T12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1eef8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style:font-size-asian="14pt" style:font-size-complex="14pt"/>
    </style:style>
    <style:style style:name="T15" style:family="text">
      <style:text-properties officeooo:rsid="00173e8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Steps to run job crawl config :</text:p>
      <text:p text:style-name="P14"/>
      <text:p text:style-name="P15">step 1 :</text:p>
      <text:p text:style-name="P18"/>
      <text:p text:style-name="P19">- <text:span text:style-name="T1">Give the python export path</text:span> <text:span text:style-name="T2">export PYTHONPATH="${PYTHONPATH}:$(pwd)"</text:span></text:p>
      <text:p text:style-name="P19">- <text:span text:style-name="T1">Give the google credential path</text:span></text:p>
      <text:p text:style-name="P21"><text:s/><text:span text:style-name="T3">export GOOGLE_APPLICATION_CREDENTIALS=/home/kurinchiban/Desktop/mercari_project/mercari-content-scrapes/data_bags/sa_key.json</text:span></text:p>
      <text:p text:style-name="P25"/>
      <text:p text:style-name="P15">step 2 :</text:p>
      <text:p text:style-name="P14"/>
      <text:p text:style-name="P15">Job Crawl Config:</text:p>
      <text:p text:style-name="P14"/>
      <text:p text:style-name="P15">cmd:</text:p>
      <text:p text:style-name="P14"/>
      <text:p text:style-name="P24"><text:span text:style-name="T4">python utils/load_crawl_config_to_crawl_data_table_settings.py -C=True -r=</text:span><text:span text:style-name="T5">master</text:span><text:span text:style-name="T4"> -c="</text:span><text:span text:style-name="T5">Nursery Bedding</text:span><text:span text:style-name="T4">" -b='</text:span><text:span text:style-name="T5">little sleepies</text:span><text:span text:style-name="T4">' -a='</text:span><text:span text:style-name="T6">littlesleepies</text:span><text:span text:style-name="T4">' -s='</text:span><text:span text:style-name="T6">littlesleepies</text:span><text:span text:style-name="T4">' -u='https://</text:span><text:span text:style-name="T7">littlesleepies.com/collections/blankets</text:span><text:span text:style-name="T4">' -e="</text:span><text:span text:style-name="T6">dev</text:span><text:span text:style-name="T4">" -j='</text:span><text:span text:style-name="T6">https://mercari.atlassian.net/browse/USCC-933</text:span><text:span text:style-name="T8">' -p=""</text:span></text:p>
      <text:p text:style-name="P19"/>
      <text:p text:style-name="P16">output :</text:p>
      <text:p text:style-name="P19"/>
      <text:p text:style-name="P21">NEW PATH=gs://content_us/framework/dev/dependencies/littlesleepies/nursery_bedding/little_sleepies/us.zip </text:p>
      <text:p text:style-name="P23"/>
      <text:p text:style-name="P21">&lt;Response [200]&gt; </text:p>
      <text:p text:style-name="P21">env: dev, Updated: littlesleepies-nursery_bedding-little_sleepies</text:p>
      <text:p text:style-name="P19"/>
      <text:p text:style-name="P14"><text:span text:style-name="T9">- <text:s/></text:span><text:span text:style-name="T10">Will </text:span><text:span text:style-name="T13">create the new zip</text:span><text:span text:style-name="T10"> file in the gcspath </text:span></text:p>
      <text:p text:style-name="P14"><text:span text:style-name="T9">- The </text:span><text:span text:style-name="T12">configration will pushed <text:s/>to the content db</text:span></text:p>
      <text:p text:style-name="P14"><text:span text:style-name="T9">- will </text:span><text:span text:style-name="T12">generate crawl id</text:span><text:span text:style-name="T9"> <text:s/>(using this id we will tigger the crawler)</text:span></text:p>
      <text:p text:style-name="P19"/>
      <text:p text:style-name="P16">step 3:</text:p>
      <text:p text:style-name="P19"/>
      <text:p text:style-name="P16">Trigger the crawler :</text:p>
      <text:p text:style-name="P19"/>
      <text:p text:style-name="P17">cmd:</text:p>
      <text:p text:style-name="P20"/>
      <text:p text:style-name="P5"><text:span text:style-name="T14">python utils/trigger_crawler.py -c littlesleepies-nursery_bedding-little_sleepies <text:s/>-e </text:span><text:span text:style-name="T15">dev</text:span></text:p>
      <text:p text:style-name="P21"/>
      <text:p text:style-name="P20"><text:soft-page-break/></text:p>
      <text:p text:style-name="P20"/>
      <text:p text:style-name="P17">output :</text:p>
      <text:p text:style-name="P20"/>
      <text:p text:style-name="P22">&lt;Response [200]&gt;</text:p>
      <text:p text:style-name="P22">crawl_job_id: littlesleepies.com-nursery-bedding-little-sleepies-2022-11-17-07-31-46 </text:p>
      <text:p text:style-name="P22"/>
      <text:p text:style-name="P26"><text:span text:style-name="T9">- will </text:span><text:span text:style-name="T12">generate the job crawl id</text:span></text:p>
      <text:p text:style-name="P20"/>
      <text:p text:style-name="P27"><text:span text:style-name="T9">step</text:span><text:span text:style-name="T11">4</text:span></text:p>
      <text:p text:style-name="P20"/>
      <text:p text:style-name="P27"><text:span text:style-name="T11">C</text:span><text:span text:style-name="T9">heck the status and get the crawled output for checking purpose </text:span></text:p>
      <text:p text:style-name="P20"/>
      <text:p text:style-name="P17">cmd: </text:p>
      <text:p text:style-name="P20"/>
      <text:p text:style-name="P6">python utils/crawler_job_status.py -a littlesleepies.com-nursery-bedding-little-sleepies-2022-11-17-07-31-46 -e dev</text:p>
      <text:p text:style-name="P3"/>
      <text:p text:style-name="P11">output :</text:p>
      <text:p text:style-name="P2"/>
      <text:p text:style-name="P8">littlesleepies.com-nursery-bedding-little-sleepies-2022-11-17-07-31-46 : Completed</text:p>
      <text:p text:style-name="P8">'gs://content_us/raw/littlesleepies.com/nursery_bedding/little_sleepies/2022-11-17-07-31-46/json/littlesleepies.txt'</text:p>
      <text:p text:style-name="P2"/>
      <text:p text:style-name="P2">- will generate the text file of the crawled output in the gs path</text:p>
      <text:p text:style-name="P2"/>
      <text:p text:style-name="P11">step 5: </text:p>
      <text:p text:style-name="P2"/>
      <text:p text:style-name="P11">Download the file to local :</text:p>
      <text:p text:style-name="P2"/>
      <text:p text:style-name="P11">cmd :</text:p>
      <text:p text:style-name="P2"/>
      <text:p text:style-name="P7">gsutil cp gs://content_us/raw/littlesleepies.com/nursery_bedding/little_sleepies/2022-11-17-07-31-46/json/littlesleepies.txt . </text:p>
      <text:p text:style-name="P10"/>
      <text:p text:style-name="P12">Or </text:p>
      <text:p text:style-name="P1"/>
      <text:p text:style-name="P7">gsutil cp gs://content_us/raw/littlesleepies.com/nursery_bedding/little_sleepies/2022-11-17-07-31-46/json/littlesleepies.txt (name.file_type)</text:p>
      <text:p text:style-name="P9"/>
      <text:p text:style-name="P4">Output:</text:p>
      <text:p text:style-name="P4"/>
      <text:p text:style-name="P9">Operation completed over 1 objects/563.4 KiB.</text:p>
      <text:p text:style-name="P2"/>
      <text:p text:style-name="P2">- will get the file in the transform f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56:17.827273525</meta:creation-date>
    <meta:generator>LibreOffice/7.3.6.2$Linux_X86_64 LibreOffice_project/30$Build-2</meta:generator>
    <dc:date>2022-11-21T14:57:07.410658057</dc:date>
    <meta:editing-duration>PT50S</meta:editing-duration>
    <meta:editing-cycles>1</meta:editing-cycles>
    <meta:document-statistic meta:table-count="0" meta:image-count="0" meta:object-count="0" meta:page-count="2" meta:paragraph-count="41" meta:word-count="189" meta:character-count="2069" meta:non-whitespace-character-count="1907"/>
  </office:meta>
</office:document-meta>
</file>